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200000000100000000E0D4E38E3.gif"/>
  <manifest:file-entry manifest:media-type="" manifest:full-path="Pictures/20000007000044E500001B8F0AFCB7D6.svm"/>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center" style:justify-single-word="false"/>
    </style:style>
    <style:style style:name="P5" style:family="paragraph" style:parent-style-name="Standard">
      <style:text-properties fo:color="#ff0000" fo:font-size="10pt" style:font-size-asian="10pt" style:font-size-complex="10pt"/>
    </style:style>
    <style:style style:name="P6" style:family="paragraph" style:parent-style-name="Standard">
      <style:text-properties fo:color="#000000" style:font-name="Albany2" fo:font-size="8pt" fo:font-weight="normal" style:font-size-asian="8pt" style:font-weight-asian="normal" style:font-size-complex="8pt" style:font-weight-complex="normal"/>
    </style:style>
    <style:style style:name="P7" style:family="paragraph" style:parent-style-name="Footer">
      <style:paragraph-properties>
        <style:tab-stops>
          <style:tab-stop style:position="16.999cm" style:type="right"/>
        </style:tab-stops>
      </style:paragraph-properties>
    </style:style>
    <style:style style:name="P8" style:family="paragraph" style:parent-style-name="Footer">
      <style:paragraph-properties fo:text-align="end" style:justify-single-word="false"/>
    </style:style>
    <style:style style:name="P9" style:family="paragraph" style:parent-style-name="Section">
      <style:paragraph-properties fo:padding="0cm" fo:border="none"/>
    </style:style>
    <style:style style:name="P10"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11" style:family="paragraph" style:parent-style-name="Section">
      <style:paragraph-properties fo:text-align="center" style:justify-single-word="false" fo:padding="0cm" fo:border="none"/>
    </style:style>
    <style:style style:name="P12" style:family="paragraph" style:parent-style-name="Section">
      <style:paragraph-properties fo:padding="0cm" fo:border="none"/>
      <style:text-properties fo:font-weight="bold" style:font-weight-asian="bold" style:font-weight-complex="bold"/>
    </style:style>
    <style:style style:name="P13" style:family="paragraph" style:parent-style-name="Section">
      <style:paragraph-properties fo:padding="0cm" fo:border="none"/>
      <style:text-properties fo:font-weight="normal" style:font-weight-asian="normal" style:font-weight-complex="normal"/>
    </style:style>
    <style:style style:name="P14"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15" style:family="paragraph" style:parent-style-name="Section">
      <style:paragraph-properties fo:padding="0cm" fo:border="none">
        <style:tab-stops>
          <style:tab-stop style:position="1.296cm"/>
        </style:tab-stops>
      </style:paragraph-properties>
    </style:style>
    <style:style style:name="P16" style:family="paragraph" style:parent-style-name="Standard">
      <style:paragraph-properties fo:padding="0cm" fo:border="none"/>
    </style:style>
    <style:style style:name="P17"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8" style:family="paragraph" style:parent-style-name="Standard">
      <style:paragraph-properties fo:padding="0cm" fo:border="none"/>
      <style:text-properties fo:font-weight="bold" style:font-weight-asian="bold" style:font-weight-complex="bold"/>
    </style:style>
    <style:style style:name="P19" style:family="paragraph" style:parent-style-name="Text_20_body">
      <style:paragraph-properties fo:padding="0cm" fo:border="none">
        <style:tab-stops>
          <style:tab-stop style:position="1.323cm"/>
        </style:tab-stops>
      </style:paragraph-properties>
    </style:style>
    <style:style style:name="P20" style:family="paragraph" style:parent-style-name="Table_20_Heading">
      <style:paragraph-properties fo:text-align="start" style:justify-single-word="false"/>
    </style:style>
    <style:style style:name="P21" style:family="paragraph" style:parent-style-name="Table_20_Heading">
      <style:paragraph-properties fo:text-align="start" style:justify-single-word="false"/>
      <style:text-properties fo:background-color="transparent"/>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justify" style:justify-single-word="false"/>
      <style:text-properties fo:font-weight="bold" style:font-weight-asian="bold" style:font-weight-complex="bold"/>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6" style:family="paragraph" style:parent-style-name="Table_20_Contents">
      <style:text-properties fo:color="#ff0000"/>
    </style:style>
    <style:style style:name="P27" style:family="paragraph" style:parent-style-name="Section">
      <style:paragraph-properties fo:padding="0.199cm" fo:border="0.002cm solid #000000"/>
    </style:style>
    <style:style style:name="P28" style:family="paragraph" style:parent-style-name="Standard">
      <style:paragraph-properties fo:break-before="page"/>
    </style:style>
    <style:style style:name="P29" style:family="paragraph" style:parent-style-name="Section_20_Heading">
      <style:paragraph-properties fo:break-before="page"/>
    </style:style>
    <style:style style:name="P30"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31"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32"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3" style:family="paragraph" style:parent-style-name="Standard">
      <style:paragraph-properties fo:margin-left="0cm" fo:margin-right="0cm" fo:text-indent="0cm" style:auto-text-indent="false">
        <style:tab-stops/>
      </style:paragraph-properties>
      <style:text-properties style:font-name="Albany2" fo:font-size="10pt" fo:font-weight="normal" style:font-size-asian="10pt" style:font-weight-asian="normal" style:font-size-complex="10pt" style:font-weight-complex="normal"/>
    </style:style>
    <style:style style:name="P34"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5"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36" style:family="paragraph" style:parent-style-name="Standard">
      <style:paragraph-properties fo:margin-left="3cm" fo:margin-right="0cm" fo:text-indent="-3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7"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8" style:family="paragraph" style:parent-style-name="Table_20_Contents">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9"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40"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41"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2"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43" style:family="paragraph" style:parent-style-name="Text_20_body">
      <style:text-properties fo:font-weight="bold" style:font-weight-asian="bold" style:font-weight-complex="bold"/>
    </style:style>
    <style:style style:name="P44" style:family="paragraph" style:parent-style-name="Heading_20_1" style:master-page-name="">
      <style:paragraph-properties fo:keep-together="always" style:page-number="auto" fo:break-before="page"/>
    </style:style>
    <style:style style:name="P45" style:family="paragraph" style:parent-style-name="Section" style:master-page-name="">
      <style:paragraph-properties style:page-number="auto" fo:keep-with-next="always"/>
    </style:style>
    <style:style style:name="P46" style:family="paragraph" style:parent-style-name="Section" style:master-page-name="">
      <style:paragraph-properties style:page-number="auto" fo:padding="0cm" fo:border="none" fo:keep-with-next="always"/>
    </style:style>
    <style:style style:name="P47"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48"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49"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50"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1"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2"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3"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4"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5"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56" style:family="paragraph" style:parent-style-name="Section" style:list-style-name="L1">
      <style:paragraph-properties fo:padding="0cm" fo:border="none"/>
      <style:text-properties fo:font-weight="normal" style:font-weight-asian="normal" style:font-weight-complex="normal"/>
    </style:style>
    <style:style style:name="P57" style:family="paragraph" style:parent-style-name="Section" style:list-style-name="L1">
      <style:paragraph-properties fo:padding="0cm" fo:border="none"/>
      <style:text-properties fo:font-weight="normal" style:font-weight-asian="normal" style:font-weight-complex="normal"/>
    </style:style>
    <style:style style:name="P58" style:family="paragraph" style:parent-style-name="Section" style:list-style-name="L1">
      <style:paragraph-properties fo:padding="0cm" fo:border="none"/>
      <style:text-properties fo:font-weight="normal" style:font-weight-asian="normal" style:font-weight-complex="normal"/>
    </style:style>
    <style:style style:name="P59" style:family="paragraph" style:parent-style-name="Section" style:list-style-name="L1">
      <style:paragraph-properties fo:padding="0cm" fo:border="none"/>
      <style:text-properties fo:font-weight="normal" style:font-weight-asian="normal" style:font-weight-complex="normal"/>
    </style:style>
    <style:style style:name="P60" style:family="paragraph" style:parent-style-name="Section" style:list-style-name="L4">
      <style:paragraph-properties fo:padding="0cm" fo:border="none"/>
    </style:style>
    <style:style style:name="P61" style:family="paragraph" style:parent-style-name="Section" style:list-style-name="L4">
      <style:paragraph-properties fo:padding="0cm" fo:border="none"/>
    </style:style>
    <style:style style:name="P62" style:family="paragraph" style:parent-style-name="Section" style:list-style-name="L4">
      <style:paragraph-properties fo:padding="0cm" fo:border="none"/>
    </style:style>
    <style:style style:name="P63" style:family="paragraph" style:parent-style-name="Section" style:list-style-name="L4">
      <style:paragraph-properties fo:padding="0cm" fo:border="none"/>
    </style:style>
    <style:style style:name="P64" style:family="paragraph" style:parent-style-name="Section" style:list-style-name="L4">
      <style:paragraph-properties fo:padding="0cm" fo:border="none"/>
    </style:style>
    <style:style style:name="P65" style:family="paragraph" style:parent-style-name="Section" style:list-style-name="L4">
      <style:paragraph-properties fo:padding="0cm" fo:border="none"/>
    </style:style>
    <style:style style:name="P66" style:family="paragraph" style:parent-style-name="Section" style:list-style-name="L4">
      <style:paragraph-properties fo:padding="0cm" fo:border="none"/>
    </style:style>
    <style:style style:name="P67" style:family="paragraph" style:parent-style-name="Section" style:list-style-name="L4">
      <style:paragraph-properties fo:padding="0cm" fo:border="none"/>
    </style:style>
    <style:style style:name="P68" style:family="paragraph" style:parent-style-name="Section" style:list-style-name="L4">
      <style:paragraph-properties fo:padding="0cm" fo:border="none"/>
    </style:style>
    <style:style style:name="P69" style:family="paragraph" style:parent-style-name="Section" style:list-style-name="L5">
      <style:paragraph-properties fo:padding="0cm" fo:border="none"/>
    </style:style>
    <style:style style:name="P70" style:family="paragraph" style:parent-style-name="Section" style:list-style-name="L5">
      <style:paragraph-properties fo:padding="0cm" fo:border="none"/>
    </style:style>
    <style:style style:name="P71" style:family="paragraph" style:parent-style-name="Section" style:list-style-name="L5">
      <style:paragraph-properties fo:padding="0cm" fo:border="none"/>
    </style:style>
    <style:style style:name="P72" style:family="paragraph" style:parent-style-name="Section" style:list-style-name="L6">
      <style:paragraph-properties fo:padding="0cm" fo:border="none"/>
    </style:style>
    <style:style style:name="P73" style:family="paragraph" style:parent-style-name="Section" style:master-page-name="First_20_Page">
      <style:paragraph-properties style:page-number="1" fo:break-before="auto" fo:break-after="auto" fo:padding="0cm" fo:border="none"/>
    </style:style>
    <style:style style:name="P74" style:family="paragraph" style:parent-style-name="Section" style:list-style-name="L2">
      <style:paragraph-properties fo:padding="0.049cm" fo:border="0.002cm solid #000000"/>
    </style:style>
    <style:style style:name="P75" style:family="paragraph" style:parent-style-name="Section" style:list-style-name="L2">
      <style:paragraph-properties fo:padding="0.049cm" fo:border="0.002cm solid #000000"/>
    </style:style>
    <style:style style:name="P76" style:family="paragraph" style:parent-style-name="Section" style:list-style-name="L2">
      <style:paragraph-properties fo:padding="0.049cm" fo:border="0.002cm solid #000000"/>
    </style:style>
    <style:style style:name="P77" style:family="paragraph" style:parent-style-name="Text_20_body" style:list-style-name="L7"/>
    <style:style style:name="P78" style:family="paragraph" style:parent-style-name="Text_20_body" style:list-style-name="L7"/>
    <style:style style:name="P79" style:family="paragraph" style:parent-style-name="Text_20_body" style:list-style-name="L7"/>
    <style:style style:name="P80" style:family="paragraph" style:parent-style-name="Text_20_body" style:list-style-name="L3">
      <style:paragraph-properties fo:padding="0cm" fo:border="none">
        <style:tab-stops>
          <style:tab-stop style:position="1.323cm"/>
        </style:tab-stops>
      </style:paragraph-properties>
    </style:style>
    <style:style style:name="P81" style:family="paragraph" style:parent-style-name="Heading_20_2" style:list-style-name="L3"/>
    <style:style style:name="P82" style:family="paragraph" style:parent-style-name="Heading_20_2" style:list-style-name="L3"/>
    <style:style style:name="P83" style:family="paragraph" style:parent-style-name="Heading_20_2" style:list-style-name="L3">
      <style:paragraph-properties fo:padding="0cm" fo:border="none"/>
    </style:style>
    <style:style style:name="P84" style:family="paragraph">
      <style:paragraph-properties fo:text-align="start"/>
      <style:text-properties fo:font-size="10pt"/>
    </style:style>
    <style:style style:name="P85" style:family="paragraph">
      <style:paragraph-properties fo:text-align="start"/>
    </style:style>
    <style:style style:name="P86"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fo:background-color="#ffffcc" style:font-weight-asian="bold" style:font-weight-complex="bold"/>
    </style:style>
    <style:style style:name="T12"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4" style:family="text">
      <style:text-properties fo:color="#ff0000"/>
    </style:style>
    <style:style style:name="T15" style:family="text">
      <style:text-properties fo:color="#ff0000" fo:font-weight="bold" style:font-weight-asian="bold" style:font-weight-complex="bold"/>
    </style:style>
    <style:style style:name="T16" style:family="text">
      <style:text-properties fo:color="#000000"/>
    </style:style>
    <style:style style:name="T17" style:family="text">
      <style:text-properties fo:color="#000080"/>
    </style:style>
    <style:style style:name="T18" style:family="text">
      <style:text-properties fo:color="#35556b"/>
    </style:style>
    <style:style style:name="T19" style:family="text">
      <style:text-properties fo:font-style="italic" style:font-style-asian="italic" style:font-style-complex="italic"/>
    </style:style>
    <style:style style:name="T20" style:family="text">
      <style:text-properties fo:language="en" fo:country="US"/>
    </style:style>
    <style:style style:name="T21" style:family="text">
      <style:text-properties style:font-name="Courier New"/>
    </style:style>
    <style:style style:name="T22" style:family="text">
      <style:text-properties style:font-name="Courier New" fo:language="en" fo:country="US"/>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format="1" text:display-levels="2">
        <style:list-level-properties text:space-before="0.727cm" text:min-label-width="0.635cm"/>
      </text:list-level-style-number>
      <text:list-level-style-number text:level="3" style:num-suffix="." style:num-format="1" text:display-levels="3">
        <style:list-level-properties text:space-before="0.818cm" text:min-label-width="0.635cm"/>
      </text:list-level-style-number>
      <text:list-level-style-number text:level="4" style:num-suffix="." style:num-format="1" text:display-levels="4">
        <style:list-level-properties text:space-before="0.91cm" text:min-label-width="0.635cm"/>
      </text:list-level-style-number>
      <text:list-level-style-number text:level="5" style:num-suffix="." style:num-format="1" text:display-levels="5">
        <style:list-level-properties text:space-before="1.002cm" text:min-label-width="0.635cm"/>
      </text:list-level-style-number>
      <text:list-level-style-number text:level="6" style:num-suffix="." style:num-format="1" text:display-levels="6">
        <style:list-level-properties text:space-before="1.094cm" text:min-label-width="0.635cm"/>
      </text:list-level-style-number>
      <text:list-level-style-number text:level="7" style:num-suffix="." style:num-format="1" text:display-levels="7">
        <style:list-level-properties text:space-before="1.185cm" text:min-label-width="0.635cm"/>
      </text:list-level-style-number>
      <text:list-level-style-number text:level="8" style:num-suffix="." style:num-format="1" text:display-levels="8">
        <style:list-level-properties text:space-before="1.277cm" text:min-label-width="0.635cm"/>
      </text:list-level-style-number>
      <text:list-level-style-number text:level="9" style:num-suffix="." style:num-format="1" text:display-levels="9">
        <style:list-level-properties text:space-before="1.369cm" text:min-label-width="0.635cm"/>
      </text:list-level-style-number>
      <text:list-level-style-number text:level="10" style:num-suffix="." style:num-format="1" text:display-levels="10">
        <style:list-level-properties text:space-before="1.461cm" text:min-label-width="0.635cm"/>
      </text:list-level-style-number>
    </text:list-style>
    <text:list-style style:name="L4">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9"><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5. Nov 2007</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7"/>
        <text:p text:style-name="P10">BEFORE YOU START:</text:p>
        <text:p text:style-name="P11"/>
        <text:p text:style-name="P10">First, make sure your Proxy Settings are set correctly.</text:p>
        <text:p text:style-name="P10">(Menu: Tools -&gt; Options -&gt; Internet-&gt; Proxy)</text:p>
        <text:p text:style-name="P10">Follow the guidelines described in the yellow boxes.</text:p>
        <text:p text:style-name="P10">SWITCH OFF HELP.<text:line-break/>(Menu : Specification Template -&gt; Hide Help)</text:p>
        <text:p text:style-name="P10"/>
        <text:p text:style-name="P12">The Specification Template Menu</text:p>
        <text:p text:style-name="P13">Is located right of the <text:span text:style-name="T10">Help</text:span> Menu. Use the Menu for:</text:p>
        <text:list text:style-name="L1">
          <text:list-item>
            <text:p text:style-name="P56">Adding UI-Elements to your specification</text:p>
          </text:list-item>
          <text:list-item>
            <text:p text:style-name="P56">Delete whole UI-Elemt descriptions</text:p>
          </text:list-item>
          <text:list-item>
            <text:p text:style-name="P56">Hide or show field shadings</text:p>
          </text:list-item>
          <text:list-item>
            <text:p text:style-name="P56">Switch Document Help ON or OFF</text:p>
          </text:list-item>
        </text:list>
      </text:section>
      <text:p text:style-name="P73"/>
      <text:p text:style-name="Software_20_Specification_20_Document">Software Specification Document</text:p>
      <text:p text:style-name="Standard"/>
      <text:p text:style-name="P2">OpenOffice.org</text:p>
      <text:p text:style-name="P1">Mac OS X Quicktime</text:p>
      <text:p text:style-name="P3"/>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20">Specification Status</text:p>
            </table:table-cell>
            <table:covered-table-cell/>
          </table:table-row>
        </table:table-header-rows>
        <table:table-row>
          <table:table-cell table:style-name="Table1.A2" office:value-type="string">
            <text:p text:style-name="P23">Last Change</text:p>
          </table:table-cell>
          <table:table-cell table:style-name="Table1.B2" office:value-type="string">
            <text:p text:style-name="Table_20_Contents"><text:modification-date style:data-style-name="N75">Nov 5, 2007</text:modification-date></text:p>
          </table:table-cell>
        </table:table-row>
        <table:table-row>
          <table:table-cell table:style-name="Table1.A3" office:value-type="string">
            <text:p text:style-name="P22">Status</text:p>
          </table:table-cell>
          <table:table-cell table:style-name="Table1.B3" office:value-type="string">
            <text:p text:style-name="Table_20_Contents"><draw:control text:anchor-type="as-char" svg:y="-0.252cm" draw:z-index="0" draw:style-name="gr1" draw:text-style-name="P84" svg:width="4.248cm" svg:height="0.503cm" draw:control="control1"/></text:p>
            <text:section text:style-name="Sect1" text:name="Status" text:display="none">
              <text:list text:style-name="L2">
                <text:list-item>
                  <text:p text:style-name="P74"><text:span text:style-name="T10">PRELIMINARY</text:span><text:line-break/>status is the initial conception of a specification.</text:p>
                </text:list-item>
                <text:list-item>
                  <text:p text:style-name="P74"><text:span text:style-name="T10">STANDARD</text:span><text:line-break/>A specification with status Standard is considered to be stable and has the approval of the i-Team.</text:p>
                </text:list-item>
                <text:list-item>
                  <text:p text:style-name="P74"><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9">Mac OS X natively uses the Quicktime player to play music and sound. <text:s/>The players currently integrated into OpenOffice.org do not function on Mc OS X. <text:s/>This project integrates Quicktime support . <text:s/></text:p>
      <text:section text:style-name="Sect1" text:name="Abstract" text:display="none">
        <text:p text:style-name="P27">The Abstract section provides a concise and comprehensive overview of the purpose and contents of the entire document. In addition to this the Abstract will serve as input for Marketing in order to prepare the <text:line-break/><draw:frame draw:style-name="fr2"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0">Role</text:p>
          </table:table-cell>
          <table:table-cell table:style-name="Table3.A1" office:value-type="string">
            <text:p text:style-name="P20">First Name, Last Name, Initials</text:p>
          </table:table-cell>
          <table:table-cell table:style-name="Table3.A1" office:value-type="string">
            <text:p text:style-name="P20">E-Mail Address</text:p>
          </table:table-cell>
        </table:table-row>
        <table:table-row table:style-name="Table3.1">
          <table:table-cell table:style-name="Table3.A2" office:value-type="string">
            <text:p text:style-name="P22">I-Team Lead</text:p>
          </table:table-cell>
          <table:table-cell table:style-name="Table3.B2" office:value-type="string">
            <text:p text:style-name="Table_20_Contents">Eric Bachard (EB)</text:p>
          </table:table-cell>
          <table:table-cell table:style-name="Table3.C2" office:value-type="string">
            <text:p text:style-name="Table_20_Contents"><text:a xlink:type="simple" xlink:href="mailto:ericb@openoffice.org">ericb@openoffice.org</text:a></text:p>
          </table:table-cell>
        </table:table-row>
        <table:table-row table:style-name="Table3.1">
          <table:table-cell table:style-name="Table3.A2" office:value-type="string">
            <text:p text:style-name="P22">Specification Author</text:p>
          </table:table-cell>
          <table:table-cell table:style-name="Table3.B2" office:value-type="string">
            <text:p text:style-name="Table_20_Contents">Mike Sicotte (MS)</text:p>
          </table:table-cell>
          <table:table-cell table:style-name="Table3.C2" office:value-type="string">
            <text:p text:style-name="Table_20_Contents"><text:a xlink:type="simple" xlink:href="mailto:msicotte@openoffice.org">msicotte@openoffice.org</text:a> </text:p>
          </table:table-cell>
        </table:table-row>
        <table:table-row table:style-name="Table3.1">
          <table:table-cell table:style-name="Table3.A2" office:value-type="string">
            <text:p text:style-name="P22">User Experience</text:p>
          </table:table-cell>
          <table:table-cell table:style-name="Table3.B2" office:value-type="string">
            <text:p text:style-name="Table_20_Contents">-</text:p>
          </table:table-cell>
          <table:table-cell table:style-name="Table3.C2" office:value-type="string">
            <text:p text:style-name="Table_20_Contents">-</text:p>
          </table:table-cell>
        </table:table-row>
        <table:table-row table:style-name="Table3.1">
          <table:table-cell table:style-name="Table3.A2" office:value-type="string">
            <text:p text:style-name="P22">Development</text:p>
          </table:table-cell>
          <table:table-cell table:style-name="Table3.B2" office:value-type="string">
            <text:p text:style-name="Table_20_Contents">Mike Sicotte (MS)</text:p>
            <text:p text:style-name="Table_20_Contents">Philipp Lohmann (PL)</text:p>
          </table:table-cell>
          <table:table-cell table:style-name="Table3.C2" office:value-type="string">
            <text:p text:style-name="Table_20_Contents"><text:a xlink:type="simple" xlink:href="mailto:msicotte@openoffice.org">msicotte@openoffice.org</text:a></text:p>
            <text:p text:style-name="Table_20_Contents"><text:a xlink:type="simple" xlink:href="mailto:pl@openoffice.org">pl@openoffice.org</text:a> </text:p>
          </table:table-cell>
        </table:table-row>
        <table:table-row table:style-name="Table3.1">
          <table:table-cell table:style-name="Table3.A2" office:value-type="string">
            <text:p text:style-name="P22">Quality Assurance</text:p>
          </table:table-cell>
          <table:table-cell table:style-name="Table3.B2" office:value-type="string">
            <text:p text:style-name="Table_20_Contents">Joerg Sievers (JSI)</text:p>
          </table:table-cell>
          <table:table-cell table:style-name="Table3.C2" office:value-type="string">
            <text:p text:style-name="Table_20_Contents"><text:a xlink:type="simple" xlink:href="mailto:jsi@openoffice.org">jsi@openoffice.org</text:a> </text:p>
          </table:table-cell>
        </table:table-row>
        <table:table-row table:style-name="Table3.1">
          <table:table-cell table:style-name="Table3.A2" office:value-type="string">
            <text:p text:style-name="P22">Documentation</text:p>
          </table:table-cell>
          <table:table-cell table:style-name="Table3.B2" office:value-type="string">
            <text:p text:style-name="Table_20_Contents">-</text:p>
          </table:table-cell>
          <table:table-cell table:style-name="Table3.C2" office:value-type="string">
            <text:p text:style-name="Table_20_Contents">-</text:p>
          </table:table-cell>
        </table:table-row>
        <table:table-row>
          <table:table-cell table:style-name="Table3.B2" table:number-columns-spanned="3" office:value-type="string">
            <text:p text:style-name="Table_20_Contents">User Experience and Documentation not needed because there is no UI or behaviour change.</text:p>
          </table:table-cell>
          <table:covered-table-cell/>
          <table:covered-table-cell/>
        </table:table-row>
      </table:table>
      <text:p text:style-name="Standard"/>
      <text:p text:style-name="P28"/>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49"><text:tab/>Abstract<text:tab/>1</text:p>
          <text:p text:style-name="P49"><text:tab/>i-Team Members<text:tab/>1</text:p>
          <text:p text:style-name="P49"><text:tab/>References and Reference Documents<text:tab/>3</text:p>
          <text:p text:style-name="P49"><text:tab/>Acronyms and Abbreviations<text:tab/>3</text:p>
          <text:p text:style-name="P47"><text:span text:style-name="Table-Of-Contents-Number">1</text:span><text:tab/><text:a xlink:type="simple" xlink:href="#1.Detailed Specification|outline">Detailed Specification<text:tab/>4</text:a></text:p>
          <text:p text:style-name="P48"><text:span text:style-name="Table-Of--Contents-Number-Normal">1.1</text:span><text:tab/><text:a xlink:type="simple" xlink:href="#1.1.Accessibility|outline">Accessibility<text:tab/>4</text:a></text:p>
          <text:p text:style-name="P48"><text:span text:style-name="Table-Of--Contents-Number-Normal">1.2</text:span><text:tab/><text:a xlink:type="simple" xlink:href="#1.2.Globalization|outline">Globalization<text:tab/>4</text:a></text:p>
          <text:p text:style-name="P48"><text:span text:style-name="Table-Of--Contents-Number-Normal">1.3</text:span><text:tab/><text:a xlink:type="simple" xlink:href="#1.3.User Interface Text and Dialog|outline">User Interface Text and Dialog<text:tab/>4</text:a></text:p>
          <text:p text:style-name="P47"><text:span text:style-name="Table-Of-Contents-Number">2</text:span><text:tab/><text:a xlink:type="simple" xlink:href="#2.Migration|outline">Migration<text:tab/>4</text:a></text:p>
          <text:p text:style-name="P47"><text:span text:style-name="Table-Of-Contents-Number">3</text:span><text:tab/><text:a xlink:type="simple" xlink:href="#3.Configuration|outline">Configuration<text:tab/>4</text:a></text:p>
          <text:p text:style-name="P49"><text:tab/>Document Change History<text:tab/>4</text:p>
        </text:index-body>
      </text:table-of-content>
      <text:p text:style-name="P12"/>
      <text:p text:style-name="P29">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2"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0">Reference Document</text:p>
          </table:table-cell>
          <table:table-cell table:style-name="Table12.B1" office:value-type="string">
            <text:p text:style-name="P20">Check</text:p>
          </table:table-cell>
          <table:table-cell table:style-name="Table12.A1" office:value-type="string">
            <text:p text:style-name="P20">Location (URL)</text:p>
          </table:table-cell>
        </table:table-row>
        <table:table-row table:style-name="Table12.2">
          <table:table-cell table:style-name="Table12.A2" office:value-type="string">
            <text:p text:style-name="Table_20_Contents"><text:span text:style-name="T9"><draw:frame draw:style-name="fr2" draw:name="graphics2" text:anchor-type="as-char" svg:width="0.422cm" svg:height="0.369cm" draw:z-index="1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2.B2" office:value-type="string">
            <text:p text:style-name="P24"><draw:control text:anchor-type="as-char" draw:z-index="1" draw:style-name="gr2" draw:text-style-name="P85"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2"><draw:rect text:anchor-type="as-char" draw:z-index="2" draw:style-name="gr3" draw:text-style-name="P86" svg:width="0.421cm" svg:height="0.371cm"><text:p/></draw:rect>Product Requirement, RFE, issue <text:span text:style-name="T14">[Required]</text:span></text:p>
          </table:table-cell>
          <table:table-cell table:style-name="Table12.B2" office:value-type="string">
            <text:p text:style-name="P24"><draw:control text:anchor-type="as-char" draw:z-index="3" draw:style-name="gr2" draw:text-style-name="P85" svg:width="2.601cm" svg:height="0.451cm" draw:control="control3"/></text:p>
          </table:table-cell>
          <table:table-cell table:style-name="Table12.C2" office:value-type="string">
            <text:p text:style-name="Table_20_Contents">Issue 82234</text:p>
          </table:table-cell>
        </table:table-row>
        <table:table-row table:style-name="Table12.2">
          <table:table-cell table:style-name="Table12.A2" office:value-type="string">
            <text:p text:style-name="Table_20_Contents"><draw:frame draw:style-name="fr2" draw:name="graphics6" text:anchor-type="as-char" svg:width="0.422cm" svg:height="0.369cm" draw:z-index="11"><draw:image xlink:href="Pictures/10000200000000100000000E0D4E38E3.gif" xlink:type="simple" xlink:show="embed" xlink:actuate="onLoad"/></draw:frame><text:span text:style-name="T5">Product Concept Document</text:span></text:p>
          </table:table-cell>
          <table:table-cell table:style-name="Table12.B2" office:value-type="string">
            <text:p text:style-name="P24"><draw:control text:anchor-type="as-char" draw:z-index="4" draw:style-name="gr2" draw:text-style-name="P85"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2" draw:name="graphics7" text:anchor-type="as-char" svg:width="0.422cm" svg:height="0.369cm" draw:z-index="12"><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24"><draw:control text:anchor-type="as-char" draw:z-index="5" draw:style-name="gr2" draw:text-style-name="P85"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86" svg:width="0.421cm" svg:height="0.371cm"><text:p/></draw:rect>IDL Specification</text:p>
          </table:table-cell>
          <table:table-cell table:style-name="Table12.B2" office:value-type="string">
            <text:p text:style-name="P4"><draw:control text:anchor-type="as-char" draw:z-index="7" draw:style-name="gr2" draw:text-style-name="P85"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86" svg:width="0.421cm" svg:height="0.371cm"><text:p/></draw:rect><text:span text:style-name="T10">Test Case Specification</text:span> <text:span text:style-name="T14">[</text:span><text:span text:style-name="T15">Required]</text:span></text:p>
          </table:table-cell>
          <table:table-cell table:style-name="Table12.B2" office:value-type="string">
            <text:p text:style-name="P24"><draw:control text:anchor-type="as-char" draw:z-index="9" draw:style-name="gr2" draw:text-style-name="P85" svg:width="2.601cm" svg:height="0.451cm" draw:control="control7"/></text:p>
          </table:table-cell>
          <table:table-cell table:style-name="Table12.C2" office:value-type="string">
            <text:p text:style-name="Table_20_Contents"><text:placeholder text:placeholder-type="text" text:description="http://qa.openoffice.org/ooQAReloaded/TestcaseSpecifications/OpenOffice.org_2.4/Global/macosx_quicktime.html">&lt;http://qa.openoffice.org/ooQAReloaded/TestcaseSpecifications/OpenOffice.org_2.4/Global/macosx_quicktime.html&gt;</text:placeholder></text:p>
          </table:table-cell>
        </table:table-row>
        <table:table-row table:style-name="Table12.2">
          <table:table-cell table:style-name="Table12.A2" office:value-type="string">
            <text:p text:style-name="Table_20_Contents"><text:span text:style-name="T7"><draw:frame draw:style-name="fr2" draw:name="graphics9" text:anchor-type="as-char" svg:width="0.422cm" svg:height="0.369cm" draw:z-index="13"><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20">Acronym / Abbreviation</text:p>
            </table:table-cell>
            <table:table-cell table:style-name="Table11.A1" office:value-type="string">
              <text:p text:style-name="P20">Definition</text:p>
            </table:table-cell>
          </table:table-row>
        </table:table-header-rows>
        <table:table-row>
          <table:table-cell table:style-name="Table11.A2" office:value-type="string">
            <text:p text:style-name="Table_20_Contents"/>
          </table:table-cell>
          <table:table-cell table:style-name="Table11.B2" office:value-type="string">
            <text:p text:style-name="Table_20_Contents"/>
          </table:table-cell>
        </table:table-row>
      </table:table>
      <text:h text:style-name="P44" text:outline-level="1">Detailed Specification</text:h>
      <text:p text:style-name="P9">This feature is applicable only to the Mac OS X platform.</text:p>
      <text:list text:style-name="L3">
        <text:list-item>
          <text:list>
            <text:list-item>
              <text:h text:style-name="P81" text:outline-level="2">Accessibility</text:h>
            </text:list-item>
          </text:list>
        </text:list-item>
      </text:list>
      <text:p text:style-name="P15"><text:tab/>This feature will use the existing UI, so there is no impact upon Accessibility.</text:p>
      <text:list text:style-name="L3" text:continue-numbering="true">
        <text:list-item>
          <text:list text:continue-numbering="true">
            <text:list-item>
              <text:h text:style-name="P81" text:outline-level="2">Globalization</text:h>
            </text:list-item>
          </text:list>
          <text:p text:style-name="P80">All interface components used are existing within the current version of OpenOffice.org and will be localized to the same extent as the existing facility. <text:s/></text:p>
          <text:list>
            <text:list-item>
              <text:h text:style-name="P83" text:outline-level="2">User Interface Text and Dialog</text:h>
            </text:list-item>
          </text:list>
        </text:list-item>
      </text:list>
      <text:p text:style-name="P19"><text:tab/>This feature will use the existing User Interface text and file picker dialog.</text:p>
      <text:section text:style-name="Sect1" text:name="DetailedSpecification" text:display="none">
        <text:p text:style-name="P14">General</text:p>
        <text:p text:style-name="P9">Bear in mind the following rules when writing a specification:</text:p>
        <text:p text:style-name="P9"><text:span text:style-name="T10">R1</text:span> [<text:span text:style-name="T10">Complete</text:span>] First and foremost a specification has to be complete. That means all relevant aspects of a feature have to be captured.</text:p>
        <text:p text:style-name="P9">When user interfaces (UI) are involved:</text:p>
        <text:list text:style-name="L4">
          <text:list-item>
            <text:p text:style-name="P60">Are the topics of the <draw:frame draw:style-name="fr2"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60">Are the topics of the <draw:frame draw:style-name="fr2"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60">Are the topics of the <draw:frame draw:style-name="fr2"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60">Do designs meet the requirements of the <text:s/><draw:frame draw:style-name="fr2" draw:name="graphics1" text:anchor-type="as-char" svg:width="0.422cm" svg:height="0.369cm"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60">Do alerts meet the requirements specified in the <draw:frame draw:style-name="fr2"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60"><text:span text:style-name="T16">Are all menu related changes specified in the </text:span><text:span text:style-name="T16"><draw:frame draw:style-name="fr2" draw:name="graphics17" text:anchor-type="as-char" svg:width="0.422cm" svg:height="0.369cm" draw:z-index="0"><draw:image xlink:href="Pictures/10000200000000100000000E0D4E38E3.gif" xlink:type="simple" xlink:show="embed" xlink:actuate="onLoad"/></draw:frame></text:span><text:span text:style-name="T16"> </text:span><text:a xlink:type="simple" xlink:href="http://specs.openoffice.org/appwide/menus/MenuStructure.sxw"><text:span text:style-name="T17">Comprehensive OpenOffice.org Menu specification</text:span></text:a><text:span text:style-name="T16">?</text:span></text:p>
          </text:list-item>
          <text:list-item>
            <text:p text:style-name="P60"><text:span text:style-name="T16">Are all tool bar related changes specified in the </text:span><text:span text:style-name="T16"><draw:frame draw:style-name="fr2" draw:name="graphics18" text:anchor-type="as-char" svg:width="0.422cm" svg:height="0.369cm" draw:z-index="0"><draw:image xlink:href="Pictures/10000200000000100000000E0D4E38E3.gif" xlink:type="simple" xlink:show="embed" xlink:actuate="onLoad"/></draw:frame></text:span><text:span text:style-name="T18"> </text:span><text:a xlink:type="simple" xlink:href="http://specs.openoffice.org/appwide/toolbars/Toolbar_content_spec.sxw">Comprehensive OpenOffice.org Toolbar specification</text:a>?</text:p>
          </text:list-item>
          <text:list-item>
            <text:p text:style-name="P60">Is each UI element specified in detail (e.g. default values, input and output ranges, interactions and possible relations to other UI elements and parts of the UI)?</text:p>
          </text:list-item>
          <text:list-item>
            <text:p text:style-name="P60">Is the exception handling specified in detail?</text:p>
          </text:list-item>
        </text:list>
        <text:p text:style-name="P9"><text:span text:style-name="T10">R2</text:span> [<text:span text:style-name="T10">Clear</text:span>] Each statement <text:s/>has to be <text:span text:style-name="T10">unambiguously clear</text:span><text:span text:style-name="T5"> to Development, Quality Assurance,<text:line-break/>User Experience and Documentation.</text:span></text:p>
        <text:list text:style-name="L5">
          <text:list-item>
            <text:p text:style-name="P69">Is the specification clear enough to the intended readership for being implemented,<text:line-break/>being tested and for being documented?</text:p>
          </text:list-item>
          <text:list-item>
            <text:p text:style-name="P69">Are you using quantifiable statements instead of interpretable generalities? For instance: Have you avoided to use terms like <text:span text:style-name="T19">“more”, “most”, “less”, “easy”, “improve”, “enhanced”, “better”?</text:span></text:p>
          </text:list-item>
          <text:list-item>
            <text:p text:style-name="P69">Are you consistent within the specification and to specifications which relate to the feature you are specifying?</text:p>
          </text:list-item>
        </text:list>
        <text:p text:style-name="P9"><text:span text:style-name="T10">R3</text:span> [<text:span text:style-name="T10">Simple</text:span>] Each statement shall be as short and simple as possible.</text:p>
        <text:p text:style-name="P9">Is any secondary writing regarding the detailed specification clearly separated e.g. <text:s/><text:span text:style-name="T19">“comments”, “notes”, “suggestions”, “ideas”, “reasons”</text:span>?</text:p>
        <text:p text:style-name="P12">Graphics &amp; Flow-Charts</text:p>
        <text:p text:style-name="P9"><text:span text:style-name="T11">Tip:</text:span><text:span text:style-name="T10"><text:tab/></text:span>Use graphics when concepts, designs, or processes are too complex or cumbersome<text:line-break/><text:tab/>to describe with words. <text:line-break/></text:p>
        <text:p text:style-name="P14">User Interface</text:p>
        <text:p text:style-name="P9">Specify the user interface precisely. Add mock-ups of all user interface screens to illustrate the general “look &amp; feel”. Each mock-up has to provide:</text:p>
        <text:list text:style-name="L6">
          <text:list-item>
            <text:p text:style-name="P72">A caption providing a figure number and a short description of what is displayed in the mock-up.</text:p>
          </text:list-item>
        </text:list>
        <text:p text:style-name="P45"><text:span text:style-name="T10">Table </text:span><text:span text:style-name="T10"><text:placeholder text:placeholder-type="text" text:description="Table Number">&lt;Table Number&gt;</text:placeholder></text:span><text:span text:style-name="T10">:</text:span> <text:span text:style-name="T5">User Interface elements of figure </text:span><text:span text:style-name="T5"><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list-item>
                  <text:p text:style-name="P50"><text:placeholder text:placeholder-type="text">&lt;Label&gt;</text:placeholder>” - CheckBox Properties</text:p>
                </text:list-item>
              </text:list>
            </table:table-cell>
            <table:covered-table-cell/>
            <table:table-cell table:style-name="Table5.C1" office:value-type="string">
              <text:p text:style-name="P30">Comment</text:p>
            </table:table-cell>
          </table:table-row>
          <table:table-row>
            <table:table-cell table:style-name="Table5.A2" office:value-type="string">
              <text:p text:style-name="P25"><text:span text:style-name="T20">Enabled</text:span>:</text:p>
            </table:table-cell>
            <table:table-cell table:style-name="Table5.B2" office:value-type="string">
              <text:p text:style-name="P34"><text:placeholder text:placeholder-type="text">&lt;Specify When Disabled Here&gt;</text:placeholder></text:p>
            </table:table-cell>
            <table:table-cell table:style-name="Table5.C2" office:value-type="string">
              <text:p text:style-name="P5"/>
            </table:table-cell>
          </table:table-row>
          <table:table-row>
            <table:table-cell table:style-name="Table5.A3" office:value-type="string">
              <text:p text:style-name="P25">Disabled:</text:p>
            </table:table-cell>
            <table:table-cell table:style-name="Table5.B3" office:value-type="string">
              <text:p text:style-name="P34"><text:placeholder text:placeholder-type="text">&lt;Specify When Disabled Here&gt;</text:placeholder></text:p>
            </table:table-cell>
            <table:table-cell table:style-name="Table5.C3" office:value-type="string">
              <text:p text:style-name="P5"/>
            </table:table-cell>
          </table:table-row>
          <table:table-row>
            <table:table-cell table:style-name="Table5.A3" office:value-type="string">
              <text:p text:style-name="P25">Tri-State:</text:p>
            </table:table-cell>
            <table:table-cell table:style-name="Table5.B3" office:value-type="string">
              <text:p text:style-name="P37"><text:placeholder text:placeholder-type="text">&lt;Specify When Tristate Occurs Here&gt;</text:placeholder></text:p>
            </table:table-cell>
            <table:table-cell table:style-name="Table5.C3" office:value-type="string">
              <text:p text:style-name="P5"/>
            </table:table-cell>
          </table:table-row>
          <table:table-row>
            <table:table-cell table:style-name="Table5.A3" office:value-type="string">
              <text:p text:style-name="P42">Checked:</text:p>
            </table:table-cell>
            <table:table-cell table:style-name="Table5.B3" office:value-type="string">
              <text:p text:style-name="P34"><text:placeholder text:placeholder-type="text">&lt;Specify When Checked Here&gt;</text:placeholder></text:p>
            </table:table-cell>
            <table:table-cell table:style-name="Table5.C3" office:value-type="string">
              <text:p text:style-name="P5"/>
            </table:table-cell>
          </table:table-row>
          <table:table-row>
            <table:table-cell table:style-name="Table5.A3" office:value-type="string">
              <text:p text:style-name="P42">Other:</text:p>
            </table:table-cell>
            <table:table-cell table:style-name="Table5.B3" office:value-type="string">
              <text:p text:style-name="P34"><text:placeholder text:placeholder-type="text">&lt;Specify Other Properties Here&gt;</text:placeholder></text:p>
            </table:table-cell>
            <table:table-cell table:style-name="Table5.C3" office:value-type="string">
              <text:p text:style-name="P5"/>
            </table:table-cell>
          </table:table-row>
          <table:table-row>
            <table:table-cell table:style-name="Table5.A3" office:value-type="string">
              <text:p text:style-name="P25">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35"><text:placeholder text:placeholder-type="text">&lt;EN-US&gt;</text:placeholder></text:p>
                  </table:table-cell>
                  <table:table-cell table:style-name="Table5.C3" office:value-type="string">
                    <text:p text:style-name="P32">EN-US</text:p>
                  </table:table-cell>
                </table:table-row>
                <table:table-row>
                  <table:table-cell table:style-name="Table5.B3" office:value-type="string">
                    <text:p text:style-name="P35"><text:placeholder text:placeholder-type="text">&lt;Additional Language (Optional)&gt;</text:placeholder></text:p>
                  </table:table-cell>
                  <table:table-cell table:style-name="Table5.C3" office:value-type="string">
                    <text:p text:style-name="P32">e.g. DE</text:p>
                  </table:table-cell>
                </table:table-row>
              </table:table>
            </table:table-cell>
            <table:covered-table-cell/>
          </table:table-row>
        </table:table>
        <text:p text:style-name="P3"/>
        <text:p text:style-name="P18"/>
        <text:p text:style-name="P9"><text:span text:style-name="T10">Table </text:span><text:span text:style-name="T10"><text:placeholder text:placeholder-type="text" text:description="Table Number">&lt;Table Number&gt;</text:placeholder></text:span><text:span text:style-name="T10">: </text:span><text:span text:style-name="T5">Tab order of: </text:span><text:span text:style-name="T5"><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20">Tab Order</text:p>
              </table:table-cell>
              <table:table-cell table:style-name="Table6.A1" office:value-type="string">
                <text:p text:style-name="P20">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26"/>
            </table:table-cell>
          </table:table-row>
        </table:table>
        <text:p text:style-name="Standard"/>
        <text:p text:style-name="P14">Example</text:p>
        <text:section text:style-name="Sect3" text:name="Example" text:display="none">
          <text:p text:style-name="P43"><draw:frame draw:style-name="fr1" draw:name="Frame1" text:anchor-type="paragraph" svg:width="13.227cm" draw:z-index="0"><draw:text-box fo:min-height="5.292cm"><text:p text:style-name="Figure"><draw:frame draw:style-name="fr3" draw:name="graphics3" text:anchor-type="paragraph" svg:x="0.004cm" svg:y="0.002cm" svg:width="13.227cm" style:rel-width="100%" svg:height="5.292cm" style:rel-height="scale" draw:z-index="0"><draw:image xlink:href="Pictures/20000007000044E500001B8F0AFCB7D6.svm" xlink:type="simple" xlink:show="embed" xlink:actuate="onLoad"/></draw:frame>Figure <text:sequence text:ref-name="refFigure0" text:name="Figure" text:formula="ooow:Figure+1" style:num-format="1">1</text:sequence>: Shows a mock-up of an fictive Insert Footnote dialog</text:p></draw:text-box></draw:frame></text:p>
          <text:p text:style-name="Section"><text:span text:style-name="T10">Table 1:</text:span> <text:span text:style-name="T5">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text:style-name="Item_20__23_" text:continue-numbering="true">
                  <text:list-item>
                    <text:p text:style-name="P55">“Insert Footnote” Dialog Properties</text:p>
                  </text:list-item>
                </text:list>
              </table:table-cell>
              <table:covered-table-cell/>
              <table:table-cell table:style-name="Table7.A1" office:value-type="string">
                <text:p text:style-name="P31">Comment</text:p>
              </table:table-cell>
            </table:table-row>
            <table:table-row>
              <table:table-cell table:style-name="Table7.A2" office:value-type="string">
                <text:p text:style-name="P42">State:</text:p>
              </table:table-cell>
              <table:table-cell table:style-name="Table7.B2" office:value-type="string">
                <text:p text:style-name="P34">Modal</text:p>
              </table:table-cell>
              <table:table-cell table:style-name="Table7.C2" office:value-type="string">
                <text:p text:style-name="P32"/>
              </table:table-cell>
            </table:table-row>
            <table:table-row>
              <table:table-cell table:style-name="Table7.A3" office:value-type="string">
                <text:p text:style-name="P25">Type:</text:p>
              </table:table-cell>
              <table:table-cell table:style-name="Table7.B3" office:value-type="string">
                <text:p text:style-name="P34">Dialog</text:p>
              </table:table-cell>
              <table:table-cell table:style-name="Table7.C3" office:value-type="string">
                <text:p text:style-name="P36"/>
              </table:table-cell>
            </table:table-row>
            <table:table-row>
              <table:table-cell table:style-name="Table7.A3" office:value-type="string">
                <text:p text:style-name="P42">Closable:</text:p>
              </table:table-cell>
              <table:table-cell table:style-name="Table7.B3" office:value-type="string">
                <text:p text:style-name="P34">Yes</text:p>
              </table:table-cell>
              <table:table-cell table:style-name="Table7.C3" office:value-type="string">
                <text:p text:style-name="P36"/>
              </table:table-cell>
            </table:table-row>
            <table:table-row>
              <table:table-cell table:style-name="Table7.A3" office:value-type="string">
                <text:p text:style-name="P42">Resizable:</text:p>
              </table:table-cell>
              <table:table-cell table:style-name="Table7.B3" office:value-type="string">
                <text:p text:style-name="P34">No</text:p>
              </table:table-cell>
              <table:table-cell table:style-name="Table7.C3" office:value-type="string">
                <text:p text:style-name="P36"/>
              </table:table-cell>
            </table:table-row>
            <table:table-row>
              <table:table-cell table:style-name="Table7.A3" office:value-type="string">
                <text:p text:style-name="P25">Titel:</text:p>
              </table:table-cell>
              <table:table-cell table:number-columns-spanned="2">
                <table:table table:is-sub-table="true">
                  <table:table-column table:style-name="Table7.B6.1"/>
                  <table:table-column table:style-name="Table7.B6.2"/>
                  <table:table-row>
                    <table:table-cell table:style-name="Table7.B3" office:value-type="string">
                      <text:p text:style-name="P38"><text:span text:style-name="T21">Insert </text:span><text:span text:style-name="T22">Footnote</text:span></text:p>
                    </table:table-cell>
                    <table:table-cell table:style-name="Table7.C3" office:value-type="string">
                      <text:p text:style-name="P36">EN-US</text:p>
                    </table:table-cell>
                  </table:table-row>
                  <table:table-row>
                    <table:table-cell table:style-name="Table7.B3" office:value-type="string">
                      <text:p text:style-name="P39">Fußnote Einfügen</text:p>
                    </table:table-cell>
                    <table:table-cell table:style-name="Table7.C3" office:value-type="string">
                      <text:p text:style-name="P36">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text:style-name="Item_20__23_" text:continue-numbering="true">
                  <text:list-item>
                    <text:p text:style-name="P50">“Numbering” Label Properties</text:p>
                  </text:list-item>
                </text:list>
              </table:table-cell>
              <table:covered-table-cell/>
              <table:table-cell table:style-name="Table9.C1" office:value-type="string">
                <text:p text:style-name="P30">Comment</text:p>
              </table:table-cell>
            </table:table-row>
            <table:table-row>
              <table:table-cell table:style-name="Table9.A2" office:value-type="string">
                <text:p text:style-name="P25">Label:</text:p>
              </table:table-cell>
              <table:table-cell table:number-columns-spanned="2">
                <table:table table:is-sub-table="true">
                  <table:table-column table:style-name="Table9.B2.1"/>
                  <table:table-column table:style-name="Table9.B2.2"/>
                  <table:table-row>
                    <table:table-cell table:style-name="Table9.B2.1.1" office:value-type="string">
                      <text:p text:style-name="P35">Numbering</text:p>
                    </table:table-cell>
                    <table:table-cell table:style-name="Table9.B2.2.1" office:value-type="string">
                      <text:p text:style-name="P36">EN-US</text:p>
                    </table:table-cell>
                  </table:table-row>
                  <table:table-row>
                    <table:table-cell table:style-name="Table9.B2.1.2" office:value-type="string">
                      <text:p text:style-name="P35">Nummerierung</text:p>
                    </table:table-cell>
                    <table:table-cell table:style-name="Table9.B2.2.2" office:value-type="string">
                      <text:p text:style-name="P36">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text:style-name="Item_20__23_" text:continue-numbering="true">
                  <text:list-item>
                    <text:p text:style-name="P50">“Automatic” - RadioButton Properties</text:p>
                  </text:list-item>
                </text:list>
              </table:table-cell>
              <table:covered-table-cell/>
              <table:table-cell table:style-name="Table10.A1" office:value-type="string">
                <text:p text:style-name="P30">Comment</text:p>
              </table:table-cell>
            </table:table-row>
            <table:table-row>
              <table:table-cell table:style-name="Table10.A2" office:value-type="string">
                <text:p text:style-name="P42">Selected:</text:p>
              </table:table-cell>
              <table:table-cell table:style-name="Table10.B2" office:value-type="string">
                <text:p text:style-name="P34">By default, disable if <text:span text:style-name="T10">#4 </text:span>is selected</text:p>
              </table:table-cell>
              <table:table-cell table:style-name="Table10.C2" office:value-type="string">
                <text:p text:style-name="P34"/>
              </table:table-cell>
            </table:table-row>
            <table:table-row>
              <table:table-cell table:style-name="Table10.A3" office:value-type="string">
                <text:p text:style-name="P25">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35">~Automatic</text:p>
                    </table:table-cell>
                    <table:table-cell table:style-name="Table10.B3.2.1" office:value-type="string">
                      <text:p text:style-name="P36">EN-US</text:p>
                    </table:table-cell>
                  </table:table-row>
                  <table:table-row>
                    <table:table-cell table:style-name="Table10.B3.1.1" office:value-type="string">
                      <text:p text:style-name="P35">~Automatisch</text:p>
                    </table:table-cell>
                    <table:table-cell table:style-name="Table10.B3.2.1" office:value-type="string">
                      <text:p text:style-name="P36">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text:style-name="Item_20__23_" text:continue-numbering="true">
                  <text:list-item>
                    <text:p text:style-name="P50">“Character” - RadioButton Properties</text:p>
                  </text:list-item>
                </text:list>
              </table:table-cell>
              <table:covered-table-cell/>
              <table:table-cell table:style-name="Table13.A1" office:value-type="string">
                <text:p text:style-name="P30">Comment</text:p>
              </table:table-cell>
            </table:table-row>
            <table:table-row table:style-name="Table13.2">
              <table:table-cell table:style-name="Table13.A2" office:value-type="string">
                <text:p text:style-name="P42">Selected:</text:p>
              </table:table-cell>
              <table:table-cell table:style-name="Table13.B2" office:value-type="string">
                <text:p text:style-name="P41">Not by default; select if <text:span text:style-name="T10">#3</text:span> is disabled; select if <text:span text:style-name="T10">#5</text:span> is focussed</text:p>
              </table:table-cell>
              <table:table-cell table:style-name="Table13.C2" office:value-type="string">
                <text:p text:style-name="P34"/>
              </table:table-cell>
            </table:table-row>
            <table:table-row>
              <table:table-cell table:style-name="Table13.A3" office:value-type="string">
                <text:p text:style-name="P25">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39">~Character</text:p>
                    </table:table-cell>
                    <table:table-cell table:style-name="Table13.B3.2.1" office:value-type="string">
                      <text:p text:style-name="P36">EN-US</text:p>
                    </table:table-cell>
                  </table:table-row>
                  <table:table-row>
                    <table:table-cell table:style-name="Table13.B3.1.1" office:value-type="string">
                      <text:p text:style-name="P40">~Zeichen</text:p>
                    </table:table-cell>
                    <table:table-cell table:style-name="Table13.B3.2.1" office:value-type="string">
                      <text:p text:style-name="P36">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continue-numbering="true">
                  <text:list-item>
                    <text:p text:style-name="P50">“NAME” - TextField <text:s/>Properties</text:p>
                  </text:list-item>
                </text:list>
              </table:table-cell>
              <table:covered-table-cell/>
              <table:table-cell table:style-name="Table14.A1" office:value-type="string">
                <text:p text:style-name="P30">Comment</text:p>
              </table:table-cell>
            </table:table-row>
            <table:table-row>
              <table:table-cell table:style-name="Table14.A2" office:value-type="string">
                <text:p text:style-name="P6">Enabled:</text:p>
              </table:table-cell>
              <table:table-cell table:style-name="Table14.B2" office:value-type="string">
                <text:p text:style-name="P34">By default</text:p>
              </table:table-cell>
              <table:table-cell table:style-name="Table14.C2" office:value-type="string">
                <text:p text:style-name="P34"/>
              </table:table-cell>
            </table:table-row>
            <table:table-row>
              <table:table-cell table:style-name="Table14.A3" office:value-type="string">
                <text:p text:style-name="P6">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35">N/A</text:p>
                    </table:table-cell>
                    <table:table-cell table:style-name="Table14.B3.2.1" office:value-type="string">
                      <text:p text:style-name="P36"/>
                    </table:table-cell>
                  </table:table-row>
                  <table:table-row>
                    <table:table-cell table:style-name="Table14.B3.1.1" office:value-type="string">
                      <text:p text:style-name="P35">N/A</text:p>
                    </table:table-cell>
                    <table:table-cell table:style-name="Table14.B3.2.1" office:value-type="string">
                      <text:p text:style-name="P36"/>
                    </table:table-cell>
                  </table:table-row>
                </table:table>
              </table:table-cell>
              <table:covered-table-cell/>
            </table:table-row>
          </table:table>
          <text:p text:style-name="P33"/>
          <text:p text:style-name="P16"/>
          <text:p text:style-name="P46"><text:span text:style-name="T10">Table 2: </text:span><text:span text:style-name="T5">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20">Tab Order</text:p>
                </table:table-cell>
                <table:table-cell table:style-name="Table15.A1" office:value-type="string">
                  <text:p text:style-name="P20">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26"/>
              </table:table-cell>
            </table:table-row>
          </table:table>
          <text:p text:style-name="P16"/>
        </text:section>
        <text:p text:style-name="P9"/>
      </text:section>
      <text:h text:style-name="Heading_20_1" text:outline-level="1">Migration</text:h>
      <text:p text:style-name="Text_20_body">This feature will be encapsulated in an dynamic library named <text:span text:style-name="T19">libavmediaQuickTime680mxi.dylib</text:span>. <text:s/>The new files required to implement the functionality will be contained in <text:span text:style-name="T19">avmedia</text:span> under <text:span text:style-name="T19">avmedia/source/quicktime</text:span>.</text:p>
      <text:p text:style-name="Text_20_body">In the installation, the new dylib will reside in the Contents subdirectory with all of the other dylibs.</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7">
          <text:list-item>
            <text:p text:style-name="P77">Did I specify the incompatible or removed configuration settings?</text:p>
          </text:list-item>
          <text:list-item>
            <text:p text:style-name="P77">Did I specify all newly needed, or removed files, modules?</text:p>
          </text:list-item>
          <text:list-item>
            <text:p text:style-name="P77">Did I specify how users are affected by this change?</text:p>
          </text:list-item>
        </text:list>
      </text:section>
      <text:h text:style-name="Heading_20_1" text:outline-level="1">Configuration</text:h>
      <text:p text:style-name="Text_20_body">The default state at installation under Mac OS X is Quicktime component active. <text:s/>There are no configuration options needed or available.</text:p>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1">Rev. </text:p>
            </table:table-cell>
            <table:table-cell table:style-name="Table24.A1" office:value-type="string">
              <text:p text:style-name="P21">Change</text:p>
            </table:table-cell>
            <table:table-cell table:style-name="Table24.A1" office:value-type="string">
              <text:p text:style-name="P21">Initials</text:p>
            </table:table-cell>
            <table:table-cell table:style-name="Table24.A1" office:value-type="string">
              <text:p text:style-name="P21">Date</text:p>
            </table:table-cell>
          </table:table-row>
        </table:table-header-rows>
        <table:table-row>
          <table:table-cell table:style-name="Table24.A2" office:value-type="string">
            <text:p text:style-name="P24">1</text:p>
          </table:table-cell>
          <table:table-cell table:style-name="Table24.A2" office:value-type="string">
            <text:p text:style-name="Table_20_Contents">First Draft</text:p>
          </table:table-cell>
          <table:table-cell table:style-name="Table24.A2" office:value-type="string">
            <text:p text:style-name="P24">MS</text:p>
          </table:table-cell>
          <table:table-cell table:style-name="Table24.D2" office:value-type="string">
            <text:p text:style-name="Table_20_Contents">Nov 3, 2007</text:p>
          </table:table-cell>
        </table:table-row>
        <table:table-row>
          <table:table-cell table:style-name="Table24.A2" office:value-type="string">
            <text:p text:style-name="P24">2</text:p>
          </table:table-cell>
          <table:table-cell table:style-name="Table24.A2" office:value-type="string">
            <text:p text:style-name="Table_20_Contents">Review QA, CVS checked-in version</text:p>
          </table:table-cell>
          <table:table-cell table:style-name="Table24.A2" office:value-type="string">
            <text:p text:style-name="P24">JSI</text:p>
          </table:table-cell>
          <table:table-cell table:style-name="Table24.D2" office:value-type="string">
            <text:p text:style-name="Table_20_Contents"><text:date style:data-style-name="N75" text:date-value="2007-11-05T09:23:28.99" text:fixed="true">Nov 5, 2007</text:date></text:p>
          </table:table-cell>
        </table:table-row>
        <table:table-row>
          <table:table-cell table:style-name="Table24.A2" office:value-type="string">
            <text:p text:style-name="P24">3</text:p>
          </table:table-cell>
          <table:table-cell table:style-name="Table24.A2" office:value-type="string">
            <text:p text:style-name="Table_20_Contents">Added test case specification link</text:p>
          </table:table-cell>
          <table:table-cell table:style-name="Table24.A2" office:value-type="string">
            <text:p text:style-name="P24">JSI</text:p>
          </table:table-cell>
          <table:table-cell table:style-name="Table24.D2" office:value-type="string">
            <text:p text:style-name="Table_20_Contents"><text:date style:data-style-name="N75" text:date-value="2007-11-05T14:25:01" text:fixed="true">Nov 5, 2007</text:date></text:p>
          </table:table-cell>
        </table:table-row>
        <table:table-row>
          <table:table-cell table:style-name="Table24.A2" office:value-type="string">
            <text:p text:style-name="P24"><text:placeholder text:placeholder-type="text">&lt;...&gt;</text:placeholder></text:p>
          </table:table-cell>
          <table:table-cell table:style-name="Table24.A2" office:value-type="string">
            <text:p text:style-name="Table_20_Contents"/>
          </table:table-cell>
          <table:table-cell table:style-name="Table24.A2" office:value-type="string">
            <text:p text:style-name="P24"/>
          </table:table-cell>
          <table:table-cell table:style-name="Table24.D2" office:value-type="string">
            <text:p text:style-name="Table_20_Contents"/>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Mac OS X Quicktime</text:p>
      </style:header>
      <style:footer>
        <text:p text:style-name="P2"><text:span text:style-name="T1"><text:placeholder text:placeholder-type="text" text:description="http://specs.openoffice.org/Mac_Port/System_Integration/macosx_quicktime.odt">&lt;http://specs.openoffice.org/Mac_Port/System_Integration/macosx_quicktime.odt&gt;</text:placeholder></text:span><text:tab/>Page <text:page-number text:select-page="current">3</text:page-number></text:p>
      </style:footer>
    </style:master-page>
    <style:master-page style:name="First_20_Page" style:display-name="First Page" style:page-layout-name="pm2" style:next-style-name="Standard">
      <style:footer>
        <text:p text:style-name="P3">Page <text:page-number text:select-page="current">3</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Sparc OpenOffice.org_project/680m230$Build-9224$CWS-chart14</meta:generator>
    <meta:creation-date>2007-11-03T09:18:10</meta:creation-date>
    <dc:creator>Jörg Sievers</dc:creator>
    <dc:date>2007-11-05T14:25:20</dc:date>
    <meta:editing-cycles>8</meta:editing-cycles>
    <meta:editing-duration>PT6H5M11S</meta:editing-duration>
    <meta:template xlink:type="simple" xlink:actuate="onRequest" xlink:href="/../Library/Application%20Support/OpenOffice.org-aqua/2/user/template/OpenOffice-org-Specification-Template.ott" xlink:title="OpenOffice-org-Specification-Template" meta:date="2007-11-03T09:18:08"/>
    <meta:user-defined meta:name="Info 1">version =2.0</meta:user-defined>
    <meta:user-defined meta:name="Info 2"/>
    <meta:user-defined meta:name="Info 3"/>
    <meta:user-defined meta:name="Info 4"/>
    <meta:document-statistic meta:table-count="14" meta:image-count="14" meta:object-count="0" meta:page-count="4" meta:paragraph-count="111" meta:word-count="382" meta:character-count="2533"/>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